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2.842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3"/>
        <table:table-row table:style-name="ro2">
          <table:table-cell office:value-type="string">
            <text:p>NavigationService class genereert exception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De put van de EventsController is onnodig multipart form data, kan niet getest worden in api client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ommige dto’s retourneren te veel onnodige data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Ik kon een negatieve prijs ingeven, ook bij de registratie kon ik een geboortedatum ver in de toekomst of in het verleden ingeven.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<text:s/>Bij de Post van event is er geen validatie op programmator aanwezig =&gt; exception, </text:p>
          </table:table-cell>
          <table:table-cell/>
        </table:table-row>
        <table:table-row table:style-name="ro3">
          <table:table-cell office:value-type="string">
            <text:p>de company creatie wordt niet gevalideerd in de client.</text:p>
          </table:table-cell>
          <table:table-cell/>
        </table:table-row>
        <table:table-row table:style-name="ro2">
          <table:table-cell office:value-type="string">
            <text:p>Request dto's voor bevatten onnodige informatie, zoals id's bij post en extra velden bij delete</text:p>
          </table:table-cell>
          <table:table-cell/>
        </table:table-row>
        <table:table-row table:style-name="ro2">
          <table:table-cell office:value-type="string">
            <text:p>Enkel role claim opgenomen in token</text:p>
          </table:table-cell>
          <table:table-cell/>
        </table:table-row>
        <table:table-row table:style-name="ro4">
          <table:table-cell office:value-type="string">
            <text:p>Policies en Roles worden door elkaar gebruikt, en sommige policies worden opgebouwd op basis van roles ipv claims</text:p>
          </table:table-cell>
          <table:table-cell/>
        </table:table-row>
        <table:table-row table:style-name="ro5">
          <table:table-cell office:value-type="string">
            <text:p>Token opgeslagen als Cookie en niet verwijderd bij uitloggen, beter in session stoppen. Er wordt bovendien niets uit token gehaald(want er zit enkel role claim in).</text:p>
          </table:table-cell>
          <table:table-cell/>
        </table:table-row>
        <table:table-row table:style-name="ro2">
          <table:table-cell office:value-type="string">
            <text:p>Slechts 1 volledige crud pagina voorzien.</text:p>
          </table:table-cell>
          <table:table-cell/>
        </table:table-row>
        <table:table-row table:style-name="ro6">
          <table:table-cell office:value-type="string">
            <text:p>Runtime error in Client project. </text:p>
          </table:table-cell>
          <table:table-cell/>
        </table:table-row>
        <table:table-row table:style-name="ro6">
          <table:table-cell office:value-type="string">
            <text:p><text:s/>NavigationService gaf fout terug die niet werd opgevangen.</text:p>
          </table:table-cell>
          <table:table-cell/>
        </table:table-row>
        <table:table-row table:style-name="ro6">
          <table:table-cell office:value-type="string">
            <text:p>ViewComponent manueel afgezet om client te kunnen runnen. <text:s text:c="2"/></text:p>
          </table:table-cell>
          <table:table-cell/>
        </table:table-row>
        <table:table-row table:style-name="ro7">
          <table:table-cell table:style-name="ce2" office:value-type="string">
            <text:p>Een lege admincontroller aanwezig.</text:p>
          </table:table-cell>
          <table:table-cell table:style-name="Default"/>
        </table:table-row>
        <table:table-row table:style-name="ro1">
          <table:table-cell table:style-name="Default" office:value-type="string">
            <text:p>De staffController werd beter opgesplitst naar crudfuncties(Events, Companies Account). </text:p>
          </table:table-cell>
          <table:table-cell table:style-name="Default"/>
        </table:table-row>
        <table:table-row table:style-name="ro1">
          <table:table-cell table:style-name="Default" office:value-type="string">
            <text:p>Voorstelling toevoegen genereert een fout wanneer geen programmator wordt toegevoegd,</text:p>
          </table:table-cell>
          <table:table-cell table:style-name="Default"/>
        </table:table-row>
        <table:table-row table:style-name="ro1">
          <table:table-cell table:style-name="Default" office:value-type="string">
            <text:p>De Navigatie is onvolledig, moest manueel op zoek naar de andere crud mogelijkheden.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2">02/08/2024</text:date>, <text:time>09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8S</meta:editing-duration>
    <meta:editing-cycles>3</meta:editing-cycles>
    <meta:generator>OpenOffice/4.1.15$Win32 OpenOffice.org_project/4115m2$Build-9813</meta:generator>
    <dc:date>2024-08-02T09:31:33.37</dc:date>
    <dc:creator>Geert Deloof</dc:creator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